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bert" calcext:value-type="string">
            <text:p>bert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2.5114491297368" calcext:value-type="float">
            <text:p>92.51</text:p>
          </table:table-cell>
          <table:table-cell table:style-name="ce108" office:value-type="float" office:value="1.37832070978393" calcext:value-type="float">
            <text:p>1.38</text:p>
          </table:table-cell>
          <table:table-cell table:style-name="ce95" office:value-type="float" office:value="91.4934531528663" calcext:value-type="float">
            <text:p>91.49</text:p>
          </table:table-cell>
          <table:table-cell table:style-name="ce108" office:value-type="float" office:value="1.69688567804871" calcext:value-type="float">
            <text:p>1.70</text:p>
          </table:table-cell>
          <table:table-cell table:style-name="ce115" office:value-type="float" office:value="93.5568782335893" calcext:value-type="float">
            <text:p>93.56</text:p>
          </table:table-cell>
          <table:table-cell table:style-name="ce115" office:value-type="float" office:value="1.13322785145338" calcext:value-type="float">
            <text:p>1.13</text:p>
          </table:table-cell>
          <table:table-cell table:style-name="ce55"/>
          <table:table-cell table:style-name="ce95" office:value-type="float" office:value="97.0066232373976" calcext:value-type="float">
            <text:p>97.01</text:p>
          </table:table-cell>
          <table:table-cell table:style-name="ce108" office:value-type="float" office:value="0.764786265886735" calcext:value-type="float">
            <text:p>0.76</text:p>
          </table:table-cell>
          <table:table-cell table:style-name="ce95" office:value-type="float" office:value="95.9359693224848" calcext:value-type="float">
            <text:p>95.94</text:p>
          </table:table-cell>
          <table:table-cell table:style-name="ce108" office:value-type="float" office:value="1.03968497549375" calcext:value-type="float">
            <text:p>1.04</text:p>
          </table:table-cell>
          <table:table-cell table:style-name="ce95" office:value-type="float" office:value="98.1061719580007" calcext:value-type="float">
            <text:p>98.11</text:p>
          </table:table-cell>
          <table:table-cell table:style-name="ce108" office:value-type="float" office:value="0.723567453476294" calcext:value-type="float">
            <text:p>0.72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51_{\pm 1.38}$ " calcext:value-type="string">
            <text:p><text:s/>$92.51_{\pm 1.38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49_{\pm 1.70}$ " calcext:value-type="string">
            <text:p><text:s/>$91.49_{\pm 1.70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56_{\pm 1.13}$ " calcext:value-type="string">
            <text:p><text:s/>$93.56_{\pm 1.13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7.01_{\pm 0.76}$ " calcext:value-type="string">
            <text:p><text:s/>$97.01_{\pm 0.76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94_{\pm 1.04}$ " calcext:value-type="string">
            <text:p><text:s/>$95.94_{\pm 1.04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8.11_{\pm 0.72}$ " calcext:value-type="string">
            <text:p><text:s/>$98.11_{\pm 0.7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5.0460997404793" calcext:value-type="float">
            <text:p>95.05</text:p>
          </table:table-cell>
          <table:table-cell table:style-name="ce108" office:value-type="float" office:value="1.20397227548622" calcext:value-type="float">
            <text:p>1.20</text:p>
          </table:table-cell>
          <table:table-cell table:style-name="ce95" office:value-type="float" office:value="94.2702561872121" calcext:value-type="float">
            <text:p>94.27</text:p>
          </table:table-cell>
          <table:table-cell table:style-name="ce108" office:value-type="float" office:value="1.27246218815954" calcext:value-type="float">
            <text:p>1.27</text:p>
          </table:table-cell>
          <table:table-cell table:style-name="ce115" office:value-type="float" office:value="95.8371018979574" calcext:value-type="float">
            <text:p>95.84</text:p>
          </table:table-cell>
          <table:table-cell table:style-name="ce115" office:value-type="float" office:value="1.22265182478783" calcext:value-type="float">
            <text:p>1.22</text:p>
          </table:table-cell>
          <table:table-cell table:style-name="ce55"/>
          <table:table-cell table:style-name="ce95" office:value-type="float" office:value="98.1149272790799" calcext:value-type="float">
            <text:p>98.11</text:p>
          </table:table-cell>
          <table:table-cell table:style-name="ce108" office:value-type="float" office:value="0.700307004911758" calcext:value-type="float">
            <text:p>0.70</text:p>
          </table:table-cell>
          <table:table-cell table:style-name="ce95" office:value-type="float" office:value="97.3140751871697" calcext:value-type="float">
            <text:p>97.31</text:p>
          </table:table-cell>
          <table:table-cell table:style-name="ce108" office:value-type="float" office:value="0.831912756515931" calcext:value-type="float">
            <text:p>0.83</text:p>
          </table:table-cell>
          <table:table-cell table:style-name="ce95" office:value-type="float" office:value="98.931408643385" calcext:value-type="float">
            <text:p>98.93</text:p>
          </table:table-cell>
          <table:table-cell table:style-name="ce108" office:value-type="float" office:value="0.714246520674829" calcext:value-type="float">
            <text:p>0.71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5.05_{\pm 1.20}$ " calcext:value-type="string">
            <text:p><text:s/>$95.05_{\pm 1.20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4.27_{\pm 1.27}$ " calcext:value-type="string">
            <text:p><text:s/>$94.27_{\pm 1.27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5.84_{\pm 1.22}$ " calcext:value-type="string">
            <text:p><text:s/>$95.84_{\pm 1.22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8.11_{\pm 0.70}$ " calcext:value-type="string">
            <text:p><text:s/>$98.11_{\pm 0.70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31_{\pm 0.83}$ " calcext:value-type="string">
            <text:p><text:s/>$97.31_{\pm 0.83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93_{\pm 0.71}$ " calcext:value-type="string">
            <text:p><text:s/>$98.93_{\pm 0.7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3.1524058459327" calcext:value-type="float">
            <text:p>83.15</text:p>
          </table:table-cell>
          <table:table-cell table:style-name="ce108" office:value-type="float" office:value="5.55175929317362" calcext:value-type="float">
            <text:p>5.55</text:p>
          </table:table-cell>
          <table:table-cell table:style-name="ce95" office:value-type="float" office:value="82.0713811060773" calcext:value-type="float">
            <text:p>82.07</text:p>
          </table:table-cell>
          <table:table-cell table:style-name="ce108" office:value-type="float" office:value="7.39871604866797" calcext:value-type="float">
            <text:p>7.40</text:p>
          </table:table-cell>
          <table:table-cell table:style-name="ce115" office:value-type="float" office:value="84.4488195065963" calcext:value-type="float">
            <text:p>84.45</text:p>
          </table:table-cell>
          <table:table-cell table:style-name="ce115" office:value-type="float" office:value="4.19077465719786" calcext:value-type="float">
            <text:p>4.19</text:p>
          </table:table-cell>
          <table:table-cell table:style-name="ce55"/>
          <table:table-cell table:style-name="ce95" office:value-type="float" office:value="93.0365756683885" calcext:value-type="float">
            <text:p>93.04</text:p>
          </table:table-cell>
          <table:table-cell table:style-name="ce108" office:value-type="float" office:value="3.64710619481005" calcext:value-type="float">
            <text:p>3.65</text:p>
          </table:table-cell>
          <table:table-cell table:style-name="ce95" office:value-type="float" office:value="91.7925675193677" calcext:value-type="float">
            <text:p>91.79</text:p>
          </table:table-cell>
          <table:table-cell table:style-name="ce108" office:value-type="float" office:value="6.12220667728035" calcext:value-type="float">
            <text:p>6.12</text:p>
          </table:table-cell>
          <table:table-cell table:style-name="ce95" office:value-type="float" office:value="94.5246827465938" calcext:value-type="float">
            <text:p>94.52</text:p>
          </table:table-cell>
          <table:table-cell table:style-name="ce108" office:value-type="float" office:value="1.83155790221738" calcext:value-type="float">
            <text:p>1.83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3.15_{\pm 5.55}$ " calcext:value-type="string">
            <text:p><text:s/>$83.15_{\pm 5.55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2.07_{\pm 7.40}$ " calcext:value-type="string">
            <text:p><text:s/>$82.07_{\pm 7.40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4.45_{\pm 4.19}$ " calcext:value-type="string">
            <text:p><text:s/>$84.45_{\pm 4.19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3.04_{\pm 3.65}$ " calcext:value-type="string">
            <text:p><text:s/>$93.04_{\pm 3.65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1.79_{\pm 6.12}$ " calcext:value-type="string">
            <text:p><text:s/>$91.79_{\pm 6.12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4.52_{\pm 1.83}$ " calcext:value-type="string">
            <text:p><text:s/>$94.52_{\pm 1.83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5.1914770367033" calcext:value-type="float">
            <text:p>95.19</text:p>
          </table:table-cell>
          <table:table-cell table:style-name="ce34" office:value-type="float" office:value="1.81193630582162" calcext:value-type="float">
            <text:p>1.81</text:p>
          </table:table-cell>
          <table:table-cell table:style-name="ce19" office:value-type="float" office:value="95.0941641595503" calcext:value-type="float">
            <text:p>95.09</text:p>
          </table:table-cell>
          <table:table-cell table:style-name="ce34" office:value-type="float" office:value="1.8512323084825" calcext:value-type="float">
            <text:p>1.85</text:p>
          </table:table-cell>
          <table:table-cell table:style-name="ce29" office:value-type="float" office:value="95.2904534077465" calcext:value-type="float">
            <text:p>95.29</text:p>
          </table:table-cell>
          <table:table-cell table:style-name="ce29" office:value-type="float" office:value="1.81017051688274" calcext:value-type="float">
            <text:p>1.81</text:p>
          </table:table-cell>
          <table:table-cell table:style-name="ce56"/>
          <table:table-cell table:style-name="ce19" office:value-type="float" office:value="99.0553687617059" calcext:value-type="float">
            <text:p>99.06</text:p>
          </table:table-cell>
          <table:table-cell table:style-name="ce34" office:value-type="float" office:value="0.611085900059426" calcext:value-type="float">
            <text:p>0.61</text:p>
          </table:table-cell>
          <table:table-cell table:style-name="ce19" office:value-type="float" office:value="98.9540398624125" calcext:value-type="float">
            <text:p>98.95</text:p>
          </table:table-cell>
          <table:table-cell table:style-name="ce34" office:value-type="float" office:value="0.723107034753051" calcext:value-type="float">
            <text:p>0.72</text:p>
          </table:table-cell>
          <table:table-cell table:style-name="ce19" office:value-type="float" office:value="99.1584340330119" calcext:value-type="float">
            <text:p>99.16</text:p>
          </table:table-cell>
          <table:table-cell table:style-name="ce34" office:value-type="float" office:value="0.612324597582622" calcext:value-type="float">
            <text:p>0.61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19_{\pm 1.81}$ " calcext:value-type="string">
            <text:p><text:s/>$95.19_{\pm 1.81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09_{\pm 1.85}$ " calcext:value-type="string">
            <text:p><text:s/>$95.09_{\pm 1.85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5.29_{\pm 1.81}$ " calcext:value-type="string">
            <text:p><text:s/>$95.29_{\pm 1.81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9.06_{\pm 0.61}$ " calcext:value-type="string">
            <text:p><text:s/>$99.06_{\pm 0.61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95_{\pm 0.72}$ " calcext:value-type="string">
            <text:p><text:s/>$98.95_{\pm 0.72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9.16_{\pm 0.61}$ " calcext:value-type="string">
            <text:p><text:s/>$99.16_{\pm 0.6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4.8058903346617" calcext:value-type="float">
            <text:p>94.81</text:p>
          </table:table-cell>
          <table:table-cell table:style-name="ce34" office:value-type="float" office:value="3.74467605794289" calcext:value-type="float">
            <text:p>3.74</text:p>
          </table:table-cell>
          <table:table-cell table:style-name="ce19" office:value-type="float" office:value="94.7654987909657" calcext:value-type="float">
            <text:p>94.77</text:p>
          </table:table-cell>
          <table:table-cell table:style-name="ce34" office:value-type="float" office:value="3.69251218482468" calcext:value-type="float">
            <text:p>3.69</text:p>
          </table:table-cell>
          <table:table-cell table:style-name="ce29" office:value-type="float" office:value="94.8625999377754" calcext:value-type="float">
            <text:p>94.86</text:p>
          </table:table-cell>
          <table:table-cell table:style-name="ce25" office:value-type="float" office:value="3.98497958295931" calcext:value-type="float">
            <text:p>3.98</text:p>
          </table:table-cell>
          <table:table-cell table:style-name="ce56"/>
          <table:table-cell table:style-name="ce19" office:value-type="float" office:value="99.1786585238616" calcext:value-type="float">
            <text:p>99.18</text:p>
          </table:table-cell>
          <table:table-cell table:style-name="ce34" office:value-type="float" office:value="0.853998501899111" calcext:value-type="float">
            <text:p>0.85</text:p>
          </table:table-cell>
          <table:table-cell table:style-name="ce19" office:value-type="float" office:value="99.1458404074703" calcext:value-type="float">
            <text:p>99.15</text:p>
          </table:table-cell>
          <table:table-cell table:style-name="ce34" office:value-type="float" office:value="1.44364964957639" calcext:value-type="float">
            <text:p>1.44</text:p>
          </table:table-cell>
          <table:table-cell table:style-name="ce19" office:value-type="float" office:value="99.2286890631857" calcext:value-type="float">
            <text:p>99.23</text:p>
          </table:table-cell>
          <table:table-cell table:style-name="ce34" office:value-type="float" office:value="1.01711100772888" calcext:value-type="float">
            <text:p>1.02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81_{\pm 3.74}$ " calcext:value-type="string">
            <text:p><text:s/>$94.81_{\pm 3.74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77_{\pm 3.69}$ " calcext:value-type="string">
            <text:p><text:s/>$94.77_{\pm 3.69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4.86_{\pm 3.98}$ " calcext:value-type="string">
            <text:p><text:s/>$94.86_{\pm 3.98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9.18_{\pm 0.85}$ " calcext:value-type="string">
            <text:p><text:s/>$99.18_{\pm 0.85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15_{\pm 1.44}$ " calcext:value-type="string">
            <text:p><text:s/>$99.15_{\pm 1.44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9.23_{\pm 1.02}$ " calcext:value-type="string">
            <text:p><text:s/>$99.23_{\pm 1.0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6.1602801227712" calcext:value-type="float">
            <text:p>96.16</text:p>
          </table:table-cell>
          <table:table-cell table:style-name="ce34" office:value-type="float" office:value="1.4715804759873" calcext:value-type="float">
            <text:p>1.47</text:p>
          </table:table-cell>
          <table:table-cell table:style-name="ce19" office:value-type="float" office:value="95.931558279165" calcext:value-type="float">
            <text:p>95.93</text:p>
          </table:table-cell>
          <table:table-cell table:style-name="ce34" office:value-type="float" office:value="1.78807418213364" calcext:value-type="float">
            <text:p>1.79</text:p>
          </table:table-cell>
          <table:table-cell table:style-name="ce29" office:value-type="float" office:value="96.3963836280345" calcext:value-type="float">
            <text:p>96.40</text:p>
          </table:table-cell>
          <table:table-cell table:style-name="ce29" office:value-type="float" office:value="1.30711816068789" calcext:value-type="float">
            <text:p>1.31</text:p>
          </table:table-cell>
          <table:table-cell table:style-name="ce56"/>
          <table:table-cell table:style-name="ce19" office:value-type="float" office:value="98.9964693501694" calcext:value-type="float">
            <text:p>99.00</text:p>
          </table:table-cell>
          <table:table-cell table:style-name="ce34" office:value-type="float" office:value="0.925955846576833" calcext:value-type="float">
            <text:p>0.93</text:p>
          </table:table-cell>
          <table:table-cell table:style-name="ce19" office:value-type="float" office:value="98.7594494040369" calcext:value-type="float">
            <text:p>98.76</text:p>
          </table:table-cell>
          <table:table-cell table:style-name="ce34" office:value-type="float" office:value="1.29017137334269" calcext:value-type="float">
            <text:p>1.29</text:p>
          </table:table-cell>
          <table:table-cell table:style-name="ce19" office:value-type="float" office:value="99.2411346589886" calcext:value-type="float">
            <text:p>99.24</text:p>
          </table:table-cell>
          <table:table-cell table:style-name="ce34" office:value-type="float" office:value="0.821854688627175" calcext:value-type="float">
            <text:p>0.8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6.16_{\pm 1.47}$ " calcext:value-type="string">
            <text:p><text:s/>$96.16_{\pm 1.47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5.93_{\pm 1.79}$ " calcext:value-type="string">
            <text:p><text:s/>$95.93_{\pm 1.79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6.40_{\pm 1.31}$ " calcext:value-type="string">
            <text:p><text:s/>$96.40_{\pm 1.31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9.00_{\pm 0.93}$ " calcext:value-type="string">
            <text:p><text:s/>$99.00_{\pm 0.93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8.76_{\pm 1.29}$ " calcext:value-type="string">
            <text:p><text:s/>$98.76_{\pm 1.29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9.24_{\pm 0.82}$ " calcext:value-type="string">
            <text:p><text:s/>$99.24_{\pm 0.8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3.9084120518069" calcext:value-type="float">
            <text:p>93.91</text:p>
          </table:table-cell>
          <table:table-cell table:style-name="ce34" office:value-type="float" office:value="1.08822942168775" calcext:value-type="float">
            <text:p>1.09</text:p>
          </table:table-cell>
          <table:table-cell table:style-name="ce19" office:value-type="float" office:value="93.3194912950078" calcext:value-type="float">
            <text:p>93.32</text:p>
          </table:table-cell>
          <table:table-cell table:style-name="ce34" office:value-type="float" office:value="1.26238423258877" calcext:value-type="float">
            <text:p>1.26</text:p>
          </table:table-cell>
          <table:table-cell table:style-name="ce29" office:value-type="float" office:value="94.5149500716026" calcext:value-type="float">
            <text:p>94.51</text:p>
          </table:table-cell>
          <table:table-cell table:style-name="ce25" office:value-type="float" office:value="1.30150033984788" calcext:value-type="float">
            <text:p>1.30</text:p>
          </table:table-cell>
          <table:table-cell table:style-name="ce56"/>
          <table:table-cell table:style-name="ce19" office:value-type="float" office:value="97.4508178183393" calcext:value-type="float">
            <text:p>97.45</text:p>
          </table:table-cell>
          <table:table-cell table:style-name="ce34" office:value-type="float" office:value="0.829220202136248" calcext:value-type="float">
            <text:p>0.83</text:p>
          </table:table-cell>
          <table:table-cell table:style-name="ce19" office:value-type="float" office:value="96.8391180101631" calcext:value-type="float">
            <text:p>96.84</text:p>
          </table:table-cell>
          <table:table-cell table:style-name="ce34" office:value-type="float" office:value="1.0166388978169" calcext:value-type="float">
            <text:p>1.02</text:p>
          </table:table-cell>
          <table:table-cell table:style-name="ce19" office:value-type="float" office:value="98.0807841415385" calcext:value-type="float">
            <text:p>98.08</text:p>
          </table:table-cell>
          <table:table-cell table:style-name="ce34" office:value-type="float" office:value="1.15050923715533" calcext:value-type="float">
            <text:p>1.15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3.91_{\pm 1.09}$ " calcext:value-type="string">
            <text:p><text:s/>$93.91_{\pm 1.09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32_{\pm 1.26}$ " calcext:value-type="string">
            <text:p><text:s/>$93.32_{\pm 1.26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51_{\pm 1.30}$ " calcext:value-type="string">
            <text:p><text:s/>$94.51_{\pm 1.30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45_{\pm 0.83}$ " calcext:value-type="string">
            <text:p><text:s/>$97.45_{\pm 0.83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6.84_{\pm 1.02}$ " calcext:value-type="string">
            <text:p><text:s/>$96.84_{\pm 1.02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8.08_{\pm 1.15}$ " calcext:value-type="string">
            <text:p><text:s/>$98.08_{\pm 1.15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89.2308074576121" calcext:value-type="float">
            <text:p>89.23</text:p>
          </table:table-cell>
          <table:table-cell table:style-name="ce34" office:value-type="float" office:value="3.20585157628229" calcext:value-type="float">
            <text:p>3.21</text:p>
          </table:table-cell>
          <table:table-cell table:style-name="ce19" office:value-type="float" office:value="88.3566724135404" calcext:value-type="float">
            <text:p>88.36</text:p>
          </table:table-cell>
          <table:table-cell table:style-name="ce34" office:value-type="float" office:value="3.26928327559487" calcext:value-type="float">
            <text:p>3.27</text:p>
          </table:table-cell>
          <table:table-cell table:style-name="ce29" office:value-type="float" office:value="90.2026181334752" calcext:value-type="float">
            <text:p>90.20</text:p>
          </table:table-cell>
          <table:table-cell table:style-name="ce25" office:value-type="float" office:value="4.14517610561837" calcext:value-type="float">
            <text:p>4.15</text:p>
          </table:table-cell>
          <table:table-cell table:style-name="ce56"/>
          <table:table-cell table:style-name="ce19" office:value-type="float" office:value="95.324129673496" calcext:value-type="float">
            <text:p>95.32</text:p>
          </table:table-cell>
          <table:table-cell table:style-name="ce34" office:value-type="float" office:value="1.56556757037613" calcext:value-type="float">
            <text:p>1.57</text:p>
          </table:table-cell>
          <table:table-cell table:style-name="ce19" office:value-type="float" office:value="94.4103863235844" calcext:value-type="float">
            <text:p>94.41</text:p>
          </table:table-cell>
          <table:table-cell table:style-name="ce34" office:value-type="float" office:value="2.5886696700086" calcext:value-type="float">
            <text:p>2.59</text:p>
          </table:table-cell>
          <table:table-cell table:style-name="ce19" office:value-type="float" office:value="96.3408209061395" calcext:value-type="float">
            <text:p>96.34</text:p>
          </table:table-cell>
          <table:table-cell table:style-name="ce34" office:value-type="float" office:value="2.46658520338426" calcext:value-type="float">
            <text:p>2.47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89.23_{\pm 3.21}$ " calcext:value-type="string">
            <text:p><text:s/>$89.23_{\pm 3.21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88.36_{\pm 3.27}$ " calcext:value-type="string">
            <text:p><text:s/>$88.36_{\pm 3.27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0.20_{\pm 4.15}$ " calcext:value-type="string">
            <text:p><text:s/>$90.20_{\pm 4.15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5.32_{\pm 1.57}$ " calcext:value-type="string">
            <text:p><text:s/>$95.32_{\pm 1.57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4.41_{\pm 2.59}$ " calcext:value-type="string">
            <text:p><text:s/>$94.41_{\pm 2.59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6.34_{\pm 2.47}$ " calcext:value-type="string">
            <text:p><text:s/>$96.34_{\pm 2.47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31.8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0:37.034000000</dc:date>
    <meta:editing-cycles>85</meta:editing-cycles>
    <meta:editing-duration>PT7H59M34S</meta:editing-duration>
    <meta:document-statistic meta:table-count="1" meta:cell-count="303" meta:object-count="0"/>
  </office:meta>
</office:document-meta>
</file>